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DatenmodellPerson" style:family="table">
      <style:table-properties style:width="170mm" table:align="margins"/>
    </style:style>
    <style:style style:name="DatenmodellPerson.A" style:family="table-column">
      <style:table-column-properties style:column-width="36.71mm" style:rel-column-width="2083*"/>
    </style:style>
    <style:style style:name="DatenmodellPerson.B" style:family="table-column">
      <style:table-column-properties style:column-width="24.62mm" style:rel-column-width="1397*"/>
    </style:style>
    <style:style style:name="DatenmodellPerson.C" style:family="table-column">
      <style:table-column-properties style:column-width="108.67mm" style:rel-column-width="6165*"/>
    </style:style>
    <style:style style:name="DatenmodellPerson.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DatenmodellPerson.C1" style:family="table-cell">
      <style:table-cell-properties fo:background-color="transparent" fo:padding="0.97mm" fo:border="0.5pt solid #000000" style:writing-mode="page">
        <style:background-image/>
      </style:table-cell-properties>
    </style:style>
    <style:style style:name="DatenmodellPerson.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DatenmodellPerson.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DatenmodellVertrag" style:family="table">
      <style:table-properties style:width="170mm" table:align="margins"/>
    </style:style>
    <style:style style:name="DatenmodellVertrag.A" style:family="table-column">
      <style:table-column-properties style:column-width="27.94mm" style:rel-column-width="10770*"/>
    </style:style>
    <style:style style:name="DatenmodellVertrag.B" style:family="table-column">
      <style:table-column-properties style:column-width="44.03mm" style:rel-column-width="16971*"/>
    </style:style>
    <style:style style:name="DatenmodellVertrag.C" style:family="table-column">
      <style:table-column-properties style:column-width="98.04mm" style:rel-column-width="37794*"/>
    </style:style>
    <style:style style:name="DatenmodellVertrag.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DatenmodellVertrag.C1" style:family="table-cell">
      <style:table-cell-properties fo:background-color="transparent" fo:padding="0.97mm" fo:border="0.5pt solid #000000" style:writing-mode="page">
        <style:background-image/>
      </style:table-cell-properties>
    </style:style>
    <style:style style:name="DatenmodellVertrag.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DatenmodellVertrag.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70mm" table:align="margins"/>
    </style:style>
    <style:style style:name="Table1.A" style:family="table-column">
      <style:table-column-properties style:column-width="27.94mm" style:rel-column-width="10770*"/>
    </style:style>
    <style:style style:name="Table1.B" style:family="table-column">
      <style:table-column-properties style:column-width="44.03mm" style:rel-column-width="16971*"/>
    </style:style>
    <style:style style:name="Table1.C" style:family="table-column">
      <style:table-column-properties style:column-width="98.04mm" style:rel-column-width="37794*"/>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1abbe" officeooo:paragraph-rsid="0021abb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a71f8" officeooo:paragraph-rsid="001a71f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solid" style:text-line-through-type="singl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Heading_20_1">
      <style:text-properties officeooo:paragraph-rsid="002b6b10"/>
    </style:style>
    <style:style style:name="P7" style:family="paragraph" style:parent-style-name="Heading_20_2">
      <style:text-properties officeooo:rsid="002d9e6a" officeooo:paragraph-rsid="002d9e6a"/>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b857c" officeooo:paragraph-rsid="002b857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d014a" officeooo:paragraph-rsid="002d014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d9e6a" officeooo:paragraph-rsid="002d9e6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29288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22be26"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fe41b" officeooo:paragraph-rsid="001fe41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288b" officeooo:paragraph-rsid="0029288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17b7b" officeooo:paragraph-rsid="00217b7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8a8f" officeooo:paragraph-rsid="00298a8f"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9917" officeooo:paragraph-rsid="00249917"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6355d" officeooo:paragraph-rsid="0026355d"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6355d" officeooo:paragraph-rsid="002dcd29"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dcd29" officeooo:paragraph-rsid="002dcd29"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solid" style:text-line-through-type="singl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writing-mode="lr-tb"/>
      <style:text-properties fo:color="#000000" loext:opacity="100%" style:text-outline="false" style:text-line-through-style="solid" style:text-line-through-type="singl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writing-mode="lr-tb"/>
      <style:text-properties fo:color="#000000" loext:opacity="100%" style:text-outline="false" style:text-line-through-style="solid" style:text-line-through-type="single" style:font-name="Times New Roman" fo:font-size="12pt" fo:font-style="normal" fo:text-shadow="none" style:text-underline-style="none" fo:font-weight="normal" officeooo:rsid="0019369a" officeooo:paragraph-rsid="0019369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d9e6a" officeooo:paragraph-rsid="002d9e6a"/>
    </style:style>
    <style:style style:name="T1" style:family="text">
      <style:text-properties officeooo:rsid="00217b7b"/>
    </style:style>
    <style:style style:name="T2" style:family="text">
      <style:text-properties officeooo:rsid="0029288b"/>
    </style:style>
    <style:style style:name="T3" style:family="text">
      <style:text-properties officeooo:rsid="00298a8f"/>
    </style:style>
    <style:style style:name="T4" style:family="text">
      <style:text-properties officeooo:rsid="00249917"/>
    </style:style>
    <style:style style:name="T5" style:family="text">
      <style:text-properties officeooo:rsid="002c8497"/>
    </style:style>
    <style:style style:name="T6" style:family="text">
      <style:text-properties officeooo:rsid="002d014a"/>
    </style:style>
    <style:style style:name="T7" style:family="text">
      <style:text-properties officeooo:rsid="002d9e6a"/>
    </style:style>
    <style:style style:name="T8" style:family="text">
      <style:text-properties officeooo:rsid="002dcd29"/>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enmodell</text:h>
      <text:h text:style-name="P7" text:outline-level="2">Kreditoren</text:h>
      <table:table table:name="DatenmodellPerson" table:style-name="DatenmodellPerson">
        <table:table-column table:style-name="DatenmodellPerson.A"/>
        <table:table-column table:style-name="DatenmodellPerson.B"/>
        <table:table-column table:style-name="DatenmodellPerson.C"/>
        <table:table-row>
          <table:table-cell table:style-name="DatenmodellPerson.A1" office:value-type="string">
            <text:p text:style-name="Table_20_Heading">Spalte</text:p>
          </table:table-cell>
          <table:table-cell table:style-name="DatenmodellPerson.A1" office:value-type="string">
            <text:p text:style-name="Table_20_Heading">Typ</text:p>
          </table:table-cell>
          <table:table-cell table:style-name="DatenmodellPerson.C1" office:value-type="string">
            <text:p text:style-name="Table_20_Heading">Beschreibung</text:p>
          </table:table-cell>
        </table:table-row>
        <table:table-row>
          <table:table-cell table:style-name="DatenmodellPerson.A2" office:value-type="string">
            <text:p text:style-name="P1"><text:span text:style-name="T7">i</text:span>d</text:p>
          </table:table-cell>
          <table:table-cell table:style-name="DatenmodellPerson.A2" office:value-type="string">
            <text:p text:style-name="P1">Integer</text:p>
          </table:table-cell>
          <table:table-cell table:style-name="DatenmodellPerson.C2" office:value-type="string">
            <text:p text:style-name="P1">Primärschlüssel</text:p>
          </table:table-cell>
        </table:table-row>
        <table:table-row>
          <table:table-cell table:style-name="DatenmodellPerson.A2" office:value-type="string">
            <text:p text:style-name="P1"><text:span text:style-name="Unique">Vorname</text:span></text:p>
          </table:table-cell>
          <table:table-cell table:style-name="DatenmodellPerson.A2" office:value-type="string">
            <text:p text:style-name="P1">Text</text:p>
          </table:table-cell>
          <table:table-cell table:style-name="DatenmodellPerson.C2" office:value-type="string">
            <text:p text:style-name="P1"/>
          </table:table-cell>
        </table:table-row>
        <table:table-row>
          <table:table-cell table:style-name="DatenmodellPerson.A2" office:value-type="string">
            <text:p text:style-name="P1"><text:span text:style-name="Unique">Nachname</text:span></text:p>
          </table:table-cell>
          <table:table-cell table:style-name="DatenmodellPerson.A2" office:value-type="string">
            <text:p text:style-name="P1">Text</text:p>
          </table:table-cell>
          <table:table-cell table:style-name="DatenmodellPerson.C2" office:value-type="string">
            <text:p text:style-name="P1"/>
          </table:table-cell>
        </table:table-row>
        <table:table-row>
          <table:table-cell table:style-name="DatenmodellPerson.A2" office:value-type="string">
            <text:p text:style-name="P1"><text:span text:style-name="Unique">Stra</text:span><text:span text:style-name="Unique"><text:span text:style-name="T7">ss</text:span></text:span><text:span text:style-name="Unique">e</text:span></text:p>
          </table:table-cell>
          <table:table-cell table:style-name="DatenmodellPerson.A2" office:value-type="string">
            <text:p text:style-name="P1">Text</text:p>
          </table:table-cell>
          <table:table-cell table:style-name="DatenmodellPerson.C2" office:value-type="string">
            <text:p text:style-name="P11">Ggf. mit Hausnummer</text:p>
          </table:table-cell>
        </table:table-row>
        <table:table-row>
          <table:table-cell table:style-name="DatenmodellPerson.A2" office:value-type="string">
            <text:p text:style-name="P1">Plz</text:p>
          </table:table-cell>
          <table:table-cell table:style-name="DatenmodellPerson.A2" office:value-type="string">
            <text:p text:style-name="P11">Text</text:p>
          </table:table-cell>
          <table:table-cell table:style-name="DatenmodellPerson.C2" office:value-type="string">
            <text:p text:style-name="P1">Bestenfalls: validiert</text:p>
          </table:table-cell>
        </table:table-row>
        <table:table-row>
          <table:table-cell table:style-name="DatenmodellPerson.A2" office:value-type="string">
            <text:p text:style-name="P1"><text:span text:style-name="Unique">Stadt</text:span></text:p>
          </table:table-cell>
          <table:table-cell table:style-name="DatenmodellPerson.A2" office:value-type="string">
            <text:p text:style-name="P1">Text</text:p>
          </table:table-cell>
          <table:table-cell table:style-name="DatenmodellPerson.C2" office:value-type="string">
            <text:p text:style-name="P1">Bestenfalls aus Plz errechnet</text:p>
          </table:table-cell>
        </table:table-row>
        <table:table-row>
          <table:table-cell table:style-name="DatenmodellPerson.A2" office:value-type="string">
            <text:p text:style-name="P11">Land</text:p>
          </table:table-cell>
          <table:table-cell table:style-name="DatenmodellPerson.A2" office:value-type="string">
            <text:p text:style-name="P11">Text</text:p>
          </table:table-cell>
          <table:table-cell table:style-name="DatenmodellPerson.C2" office:value-type="string">
            <text:p text:style-name="P1"/>
          </table:table-cell>
        </table:table-row>
        <table:table-row>
          <table:table-cell table:style-name="DatenmodellPerson.A2" office:value-type="string">
            <text:p text:style-name="P11">Telefon</text:p>
          </table:table-cell>
          <table:table-cell table:style-name="DatenmodellPerson.A2" office:value-type="string">
            <text:p text:style-name="P11">Text</text:p>
          </table:table-cell>
          <table:table-cell table:style-name="DatenmodellPerson.C2" office:value-type="string">
            <text:p text:style-name="P1"/>
          </table:table-cell>
        </table:table-row>
        <table:table-row>
          <table:table-cell table:style-name="DatenmodellPerson.A2" office:value-type="string">
            <text:p text:style-name="P11">Email</text:p>
          </table:table-cell>
          <table:table-cell table:style-name="DatenmodellPerson.A2" office:value-type="string">
            <text:p text:style-name="P11">Text</text:p>
          </table:table-cell>
          <table:table-cell table:style-name="DatenmodellPerson.C2" office:value-type="string">
            <text:p text:style-name="P1"/>
          </table:table-cell>
        </table:table-row>
        <table:table-row>
          <table:table-cell table:style-name="DatenmodellPerson.A2" office:value-type="string">
            <text:p text:style-name="P11">Anmerkung</text:p>
          </table:table-cell>
          <table:table-cell table:style-name="DatenmodellPerson.A2" office:value-type="string">
            <text:p text:style-name="P11">Text</text:p>
          </table:table-cell>
          <table:table-cell table:style-name="DatenmodellPerson.C2" office:value-type="string">
            <text:p text:style-name="P11">Interne Anmerkungen</text:p>
          </table:table-cell>
        </table:table-row>
        <table:table-row>
          <table:table-cell table:style-name="DatenmodellPerson.A2" office:value-type="string">
            <text:p text:style-name="P11">Kontakt</text:p>
          </table:table-cell>
          <table:table-cell table:style-name="DatenmodellPerson.A2" office:value-type="string">
            <text:p text:style-name="P11">Text</text:p>
          </table:table-cell>
          <table:table-cell table:style-name="DatenmodellPerson.C2" office:value-type="string">
            <text:p text:style-name="P1">?</text:p>
          </table:table-cell>
        </table:table-row>
        <table:table-row>
          <table:table-cell table:style-name="DatenmodellPerson.A2" office:value-type="string">
            <text:p text:style-name="P11">Buchungskonto</text:p>
          </table:table-cell>
          <table:table-cell table:style-name="DatenmodellPerson.A2" office:value-type="string">
            <text:p text:style-name="P11">Text</text:p>
          </table:table-cell>
          <table:table-cell table:style-name="DatenmodellPerson.C2" office:value-type="string">
            <text:p text:style-name="P11">Name / Nummer des Kontos in der Buchhaltungssoftware.</text:p>
          </table:table-cell>
        </table:table-row>
        <table:table-row>
          <table:table-cell table:style-name="DatenmodellPerson.A2" office:value-type="string">
            <text:p text:style-name="P1">IBAN</text:p>
          </table:table-cell>
          <table:table-cell table:style-name="DatenmodellPerson.A2" office:value-type="string">
            <text:p text:style-name="P1">Text</text:p>
          </table:table-cell>
          <table:table-cell table:style-name="DatenmodellPerson.C2" office:value-type="string">
            <text:p text:style-name="P11">Wird in der GUI validiert</text:p>
          </table:table-cell>
        </table:table-row>
        <table:table-row>
          <table:table-cell table:style-name="DatenmodellPerson.A2" office:value-type="string">
            <text:p text:style-name="P1">BIC</text:p>
          </table:table-cell>
          <table:table-cell table:style-name="DatenmodellPerson.A2" office:value-type="string">
            <text:p text:style-name="P1">Text</text:p>
          </table:table-cell>
          <table:table-cell table:style-name="DatenmodellPerson.C2" office:value-type="string">
            <text:p text:style-name="P1">Bestenfalls aus IBAN errechnet</text:p>
          </table:table-cell>
        </table:table-row>
        <table:table-row>
          <table:table-cell table:style-name="DatenmodellPerson.A2" office:value-type="string">
            <text:p text:style-name="P11">Zeitstempel</text:p>
          </table:table-cell>
          <table:table-cell table:style-name="DatenmodellPerson.A2" office:value-type="string">
            <text:p text:style-name="P11">Datetime</text:p>
          </table:table-cell>
          <table:table-cell table:style-name="DatenmodellPerson.C2" office:value-type="string">
            <text:p text:style-name="P1"/>
          </table:table-cell>
        </table:table-row>
      </table:table>
      <text:p text:style-name="P27"/>
      <text:p text:style-name="P27">Die Kombination aus <text:span text:style-name="Unique">Vorname</text:span>, <text:span text:style-name="Unique">Nachname</text:span>, <text:span text:style-name="Unique">Strasse</text:span>, <text:span text:style-name="Unique">Stadt</text:span> muss eindeutig sein.</text:p>
      <text:h text:style-name="Heading_20_2" text:outline-level="2">Vertra<text:span text:style-name="T8">e</text:span>g<text:span text:style-name="T8">e</text:span></text:h>
      <table:table table:name="DatenmodellVertrag" table:style-name="DatenmodellVertrag">
        <table:table-column table:style-name="DatenmodellVertrag.A"/>
        <table:table-column table:style-name="DatenmodellVertrag.B"/>
        <table:table-column table:style-name="DatenmodellVertrag.C"/>
        <table:table-row>
          <table:table-cell table:style-name="DatenmodellVertrag.A1" office:value-type="string">
            <text:p text:style-name="P1">Id</text:p>
          </table:table-cell>
          <table:table-cell table:style-name="DatenmodellVertrag.A1" office:value-type="string">
            <text:p text:style-name="P1">Integer</text:p>
          </table:table-cell>
          <table:table-cell table:style-name="DatenmodellVertrag.C1" office:value-type="string">
            <text:p text:style-name="P1">Primärschlüssel</text:p>
          </table:table-cell>
        </table:table-row>
        <table:table-row>
          <table:table-cell table:style-name="DatenmodellVertrag.A2" office:value-type="string">
            <text:p text:style-name="P1"><text:span text:style-name="T6">Kreditor</text:span>Id</text:p>
          </table:table-cell>
          <table:table-cell table:style-name="DatenmodellVertrag.A2" office:value-type="string">
            <text:p text:style-name="P1">Referenz</text:p>
          </table:table-cell>
          <table:table-cell table:style-name="DatenmodellVertrag.C2" office:value-type="string">
            <text:p text:style-name="P10">Referenziert die „id“-Spalte in der Kreditoren-Tabelle</text:p>
          </table:table-cell>
        </table:table-row>
        <table:table-row>
          <table:table-cell table:style-name="DatenmodellVertrag.A2" office:value-type="string">
            <text:p text:style-name="P1">Kennung</text:p>
          </table:table-cell>
          <table:table-cell table:style-name="DatenmodellVertrag.A2" office:value-type="string">
            <text:p text:style-name="P1">Text</text:p>
          </table:table-cell>
          <table:table-cell table:style-name="DatenmodellVertrag.C2" office:value-type="string">
            <text:p text:style-name="P1">Zum internen Gebrauch</text:p>
          </table:table-cell>
        </table:table-row>
        <table:table-row>
          <table:table-cell table:style-name="DatenmodellVertrag.A2" office:value-type="string">
            <text:p text:style-name="P10">Anmerkung</text:p>
          </table:table-cell>
          <table:table-cell table:style-name="DatenmodellVertrag.A2" office:value-type="string">
            <text:p text:style-name="P10">Text</text:p>
          </table:table-cell>
          <table:table-cell table:style-name="DatenmodellVertrag.C2" office:value-type="string">
            <text:p text:style-name="P10">Interne Anmerkungen</text:p>
          </table:table-cell>
        </table:table-row>
        <table:table-row>
          <table:table-cell table:style-name="DatenmodellVertrag.A2" office:value-type="string">
            <text:p text:style-name="P1">ZSatz</text:p>
          </table:table-cell>
          <table:table-cell table:style-name="DatenmodellVertrag.A2" office:value-type="string">
            <text:p text:style-name="P10">Integer</text:p>
          </table:table-cell>
          <table:table-cell table:style-name="DatenmodellVertrag.C2" office:value-type="string">
            <text:p text:style-name="P1"><text:span text:style-name="T6">1/100 Prozente.</text:span> „<text:span text:style-name="T6">91“</text:span> entspricht <text:span text:style-name="T6">0,91</text:span>%; „<text:span text:style-name="T6">150“ entspricht 1,50%</text:span></text:p>
          </table:table-cell>
        </table:table-row>
        <table:table-row>
          <table:table-cell table:style-name="DatenmodellVertrag.A2" office:value-type="string">
            <text:p text:style-name="P1">Betrag</text:p>
          </table:table-cell>
          <table:table-cell table:style-name="DatenmodellVertrag.A2" office:value-type="string">
            <text:p text:style-name="P10">Integer</text:p>
          </table:table-cell>
          <table:table-cell table:style-name="DatenmodellVertrag.C2" office:value-type="string">
            <text:p text:style-name="P1">In <text:span text:style-name="T6">1/100 </text:span>Euro</text:p>
          </table:table-cell>
        </table:table-row>
        <table:table-row>
          <table:table-cell table:style-name="DatenmodellVertrag.A2" office:value-type="string">
            <text:p text:style-name="P5">Wert</text:p>
          </table:table-cell>
          <table:table-cell table:style-name="DatenmodellVertrag.A2" office:value-type="string">
            <text:p text:style-name="P5">Real</text:p>
          </table:table-cell>
          <table:table-cell table:style-name="DatenmodellVertrag.C2" office:value-type="string">
            <text:p text:style-name="P5">In Euro, 2 Nachkommastellen</text:p>
            <text:p text:style-name="P5">Errechnet sich aus Betrag und Zinsen, falls tesaurierend</text:p>
          </table:table-cell>
        </table:table-row>
        <table:table-row>
          <table:table-cell table:style-name="DatenmodellVertrag.A2" office:value-type="string">
            <text:p text:style-name="P1"><text:span text:style-name="T5">th</text:span>esaurierend</text:p>
          </table:table-cell>
          <table:table-cell table:style-name="DatenmodellVertrag.A2" office:value-type="string">
            <text:p text:style-name="P2">Integer</text:p>
          </table:table-cell>
          <table:table-cell table:style-name="DatenmodellVertrag.C2" office:value-type="string">
            <text:p text:style-name="P9">0: auszahlend</text:p>
            <text:p text:style-name="P9">1: thesaurierend (Wiederanlage)</text:p>
            <text:p text:style-name="P9">2: einbehaltend (keine Wiederanlage)</text:p>
            <text:p text:style-name="P9">3: zinslos</text:p>
          </table:table-cell>
        </table:table-row>
        <table:table-row>
          <table:table-cell table:style-name="DatenmodellVertrag.A2" office:value-type="string">
            <text:p text:style-name="P1"><text:span text:style-name="T7">Vertragsd</text:span>atum</text:p>
          </table:table-cell>
          <table:table-cell table:style-name="DatenmodellVertrag.A2" office:value-type="string">
            <text:p text:style-name="P1">Text / Datum</text:p>
          </table:table-cell>
          <table:table-cell table:style-name="DatenmodellVertrag.C2" office:value-type="string">
            <text:p text:style-name="P1">Datum auf dem Vertrag, irrelevant f. Berechnungen</text:p>
          </table:table-cell>
        </table:table-row>
        <text:soft-page-break/>
        <table:table-row>
          <table:table-cell table:style-name="DatenmodellVertrag.A2" office:value-type="string">
            <text:p text:style-name="P5">LaufzAnfang</text:p>
          </table:table-cell>
          <table:table-cell table:style-name="DatenmodellVertrag.A2" office:value-type="string">
            <text:p text:style-name="P5">Text / Datum</text:p>
          </table:table-cell>
          <table:table-cell table:style-name="DatenmodellVertrag.C2" office:value-type="string">
            <text:p text:style-name="P5">Datum Geldeingang</text:p>
            <text:p text:style-name="P5">Start der Zinsberechnung im ersten Jahr der Laufzeit</text:p>
            <text:p text:style-name="P3">kann über LetzterZins abgebildet werden</text:p>
          </table:table-cell>
        </table:table-row>
        <table:table-row>
          <table:table-cell table:style-name="DatenmodellVertrag.A2" office:value-type="string">
            <text:p text:style-name="P11">Kfrist</text:p>
          </table:table-cell>
          <table:table-cell table:style-name="DatenmodellVertrag.A2" office:value-type="string">
            <text:p text:style-name="P11">Integer</text:p>
          </table:table-cell>
          <table:table-cell table:style-name="DatenmodellVertrag.C2" office:value-type="string">
            <text:p text:style-name="P11">Kündigungsfrist in Monaten</text:p>
            <text:p text:style-name="P11">Sonderfälle:</text:p>
            <text:p text:style-name="P11">-1: Festes Laufzeit-Ende</text:p>
          </table:table-cell>
        </table:table-row>
        <table:table-row>
          <table:table-cell table:style-name="DatenmodellVertrag.A2" office:value-type="string">
            <text:p text:style-name="P11">AnlagenId</text:p>
          </table:table-cell>
          <table:table-cell table:style-name="DatenmodellVertrag.A2" office:value-type="string">
            <text:p text:style-name="P11">Integer</text:p>
          </table:table-cell>
          <table:table-cell table:style-name="DatenmodellVertrag.C2" office:value-type="string">
            <text:p text:style-name="P1"/>
          </table:table-cell>
        </table:table-row>
        <table:table-row>
          <table:table-cell table:style-name="DatenmodellVertrag.A2" office:value-type="string">
            <text:p text:style-name="P1">Laufz<text:span text:style-name="T7">eit</text:span>Ende</text:p>
          </table:table-cell>
          <table:table-cell table:style-name="DatenmodellVertrag.A2" office:value-type="string">
            <text:p text:style-name="P1">Text / Datum</text:p>
          </table:table-cell>
          <table:table-cell table:style-name="DatenmodellVertrag.C2" office:value-type="string">
            <text:p text:style-name="P1">31.12.<text:span text:style-name="T7">9999</text:span> für unbegrenzte Verträge, sonst das geplante Vertragsende</text:p>
          </table:table-cell>
        </table:table-row>
        <table:table-row>
          <table:table-cell table:style-name="DatenmodellVertrag.A2" office:value-type="string">
            <text:p text:style-name="P4"><text:span text:style-name="T7">z</text:span>Aktiv<text:span text:style-name="T7">e</text:span></text:p>
          </table:table-cell>
          <table:table-cell table:style-name="DatenmodellVertrag.A2" office:value-type="string">
            <text:p text:style-name="P4">Bool</text:p>
          </table:table-cell>
          <table:table-cell table:style-name="DatenmodellVertrag.C2" office:value-type="string">
            <text:p text:style-name="P4">Nach Vertragsende und vor Gelde<text:span text:style-name="T5">i</text:span>ngang „false“</text:p>
          </table:table-cell>
        </table:table-row>
        <table:table-row>
          <table:table-cell table:style-name="DatenmodellVertrag.A2" office:value-type="string">
            <text:p text:style-name="P11">KueDatum</text:p>
          </table:table-cell>
          <table:table-cell table:style-name="DatenmodellVertrag.A2" office:value-type="string">
            <text:p text:style-name="P11">Text / Datum</text:p>
          </table:table-cell>
          <table:table-cell table:style-name="DatenmodellVertrag.C2" office:value-type="string">
            <text:p text:style-name="P11">Ungekündigt: 31.12.9999</text:p>
          </table:table-cell>
        </table:table-row>
        <table:table-row>
          <table:table-cell table:style-name="DatenmodellVertrag.A2" office:value-type="string">
            <text:p text:style-name="P5">LetzteZinsberechnung</text:p>
          </table:table-cell>
          <table:table-cell table:style-name="DatenmodellVertrag.A2" office:value-type="string">
            <text:p text:style-name="P5">Text / Datum</text:p>
          </table:table-cell>
          <table:table-cell table:style-name="DatenmodellVertrag.C2" office:value-type="string">
            <text:p text:style-name="P25">Datum der letzten Zinsenbuchung, meist Jahresende des letzten Jahres. </text:p>
            <text:p text:style-name="P25">Bei Vertragsauflösung → Auflösedatum</text:p>
            <text:p text:style-name="P26">Bei Teilauszahlungen oder Vertragserweiterungen beginnt die nächste Zinsberechnung an diesem Datum</text:p>
          </table:table-cell>
        </table:table-row>
      </table:table>
      <text:h text:style-name="Heading_20_2" text:outline-level="2">Buchungen</text:h>
      <table:table table:name="Table1" table:style-name="Table1">
        <table:table-column table:style-name="Table1.A"/>
        <table:table-column table:style-name="Table1.B"/>
        <table:table-column table:style-name="Table1.C"/>
        <table:table-row>
          <table:table-cell table:style-name="Table1.A1" office:value-type="string">
            <text:p text:style-name="P12"><text:span text:style-name="T8">i</text:span>d</text:p>
          </table:table-cell>
          <table:table-cell table:style-name="Table1.A1" office:value-type="string">
            <text:p text:style-name="P12">Integer</text:p>
          </table:table-cell>
          <table:table-cell table:style-name="Table1.C1" office:value-type="string">
            <text:p text:style-name="P12">Primärschlüssel</text:p>
          </table:table-cell>
        </table:table-row>
        <table:table-row>
          <table:table-cell table:style-name="Table1.A2" office:value-type="string">
            <text:p text:style-name="P12">Vertrag<text:span text:style-name="T8">s</text:span>Id</text:p>
          </table:table-cell>
          <table:table-cell table:style-name="Table1.A2" office:value-type="string">
            <text:p text:style-name="P12">Referenz</text:p>
          </table:table-cell>
          <table:table-cell table:style-name="Table1.C2" office:value-type="string">
            <text:p text:style-name="P16">Nach Vertrag.Id</text:p>
          </table:table-cell>
        </table:table-row>
        <table:table-row>
          <table:table-cell table:style-name="Table1.A2" office:value-type="string">
            <text:p text:style-name="P12">Datum</text:p>
          </table:table-cell>
          <table:table-cell table:style-name="Table1.A2" office:value-type="string">
            <text:p text:style-name="P12">Text / Datum</text:p>
          </table:table-cell>
          <table:table-cell table:style-name="Table1.C2" office:value-type="string">
            <text:p text:style-name="P12">Buchungsdatum, z.B. <text:span text:style-name="T8">YYYY-0</text:span>1-<text:span text:style-name="T8">0</text:span>1 für reg. Zinszahlungen</text:p>
          </table:table-cell>
        </table:table-row>
        <table:table-row>
          <table:table-cell table:style-name="Table1.A2" office:value-type="string">
            <text:p text:style-name="P12">Buchungsart</text:p>
          </table:table-cell>
          <table:table-cell table:style-name="Table1.A2" office:value-type="string">
            <text:p text:style-name="P12">Enum (Integer)</text:p>
          </table:table-cell>
          <table:table-cell table:style-name="Table1.C2" office:value-type="string">
            <text:p text:style-name="P14"><text:span text:style-name="T1">1: </text:span>Einzahlung <text:span text:style-name="T2">(Initialer Geldeingang, Einzahlung – <text:s/>ggf. zusammen mit unterjähriger Zinsanrechnung (Buchungsart 4) für Thesaurierende Verträge</text:span></text:p>
            <text:p text:style-name="P13"><text:span text:style-name="T1">2: </text:span>Auszahlung Teilauszahlung, <text:span text:style-name="T2">Für thesaurierende Verträge zusammen mit unterjähriger Zinsanrechnung (Buchungsart 4). Für Auszahlende Verträge </text:span><text:span text:style-name="T3">zusammen mit einer Zinsanrechnung (Buchungsart 4) und – auf Wunsch – einer Auszahlung der Zinsen (Buchungsart 2).</text:span></text:p>
            <text:p text:style-name="P12"><text:span text:style-name="T1">4: unterjährige </text:span>Zins<text:span text:style-name="T3">an</text:span>rechnung <text:span text:style-name="T2">(bei Ein- oder Auszahlungen)</text:span></text:p>
            <text:p text:style-name="P17">8: Jahreszinsanrechnung. <text:span text:style-name="T3">Bei Auszahlenden Verträgen in Verbindung mit einer Auszahlung (Buchungsart 2).</text:span></text:p>
            <text:p text:style-name="P15"><text:s/><text:span text:style-name="T2">Eine </text:span>Vertragsauflösung <text:span text:style-name="T2">wird gebucht als Zinsa</text:span><text:span text:style-name="T3">n</text:span><text:span text:style-name="T2">rechnung (Buchungsart 4) und Auszahlung (Buchungsart 2)</text:span></text:p>
            <text:p text:style-name="P18">8: Jahreszinsberechnung</text:p>
            <text:p text:style-name="P19">16 : Beginn der Zinszahlung. Diese Buchung kann nur bei Verträgen auftreten, für die eine verzögerte Zinszahlung vereinbart wurde. Der Wert der Buchung ist immer 0. Das Datum der Buchung signalisiert den Beginn der Zinszahlung</text:p>
          </table:table-cell>
        </table:table-row>
        <table:table-row>
          <table:table-cell table:style-name="Table1.A2" office:value-type="string">
            <text:p text:style-name="P16">Betrag</text:p>
          </table:table-cell>
          <table:table-cell table:style-name="Table1.A2" office:value-type="string">
            <text:p text:style-name="P23">Integer</text:p>
          </table:table-cell>
          <table:table-cell table:style-name="Table1.C2" office:value-type="string">
            <text:p text:style-name="P16">Geldbetrag, der gebucht wird, <text:span text:style-name="T8">in 1/100 Euro.</text:span></text:p>
          </table:table-cell>
        </table:table-row>
        <table:table-row>
          <table:table-cell table:style-name="Table1.A2" office:value-type="string">
            <text:p text:style-name="P12">Ü<text:span text:style-name="T4">berschrieben</text:span></text:p>
          </table:table-cell>
          <table:table-cell table:style-name="Table1.A2" office:value-type="string">
            <text:p text:style-name="P20">Text / Datum</text:p>
          </table:table-cell>
          <table:table-cell table:style-name="Table1.C2" office:value-type="string">
            <text:p text:style-name="P22">Datum der letzten Korrektur dieser Buchung.</text:p>
            <text:p text:style-name="P22">1900-01-01 falls nie geändert.</text:p>
          </table:table-cell>
        </table:table-row>
        <text:soft-page-break/>
        <table:table-row>
          <table:table-cell table:style-name="Table1.A2" office:value-type="string">
            <text:p text:style-name="P23">Zeitstempel</text:p>
          </table:table-cell>
          <table:table-cell table:style-name="Table1.A2" office:value-type="string">
            <text:p text:style-name="P23">Datetime</text:p>
          </table:table-cell>
          <table:table-cell table:style-name="Table1.C2" office:value-type="string">
            <text:p text:style-name="P12"/>
          </table:table-cell>
        </table:table-row>
      </table:table>
      <text:h text:style-name="P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Times New Roman" fo:font-size="12pt" fo:language="de" fo:country="DE"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Unique" style:family="text" style:parent-style-name="Emphasis">
      <style:text-properties style:text-underline-style="wave"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1T17:45:11.134000000</meta:creation-date>
    <dc:date>2025-11-27T21:43:58.783331055</dc:date>
    <meta:editing-duration>PT8H24M48S</meta:editing-duration>
    <meta:editing-cycles>16</meta:editing-cycles>
    <meta:generator>LibreOffice/7.4.7.2$Linux_X86_64 LibreOffice_project/40$Build-2</meta:generator>
    <meta:document-statistic meta:table-count="3" meta:image-count="0" meta:object-count="0" meta:page-count="3" meta:paragraph-count="131" meta:word-count="392" meta:character-count="2928" meta:non-whitespace-character-count="2661"/>
  </office:meta>
</office:document-meta>
</file>